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//projet</text:p>
      <text:p text:style-name="Standard"/>
      <text:p text:style-name="Standard">//projet<text:s/>personnelle</text:p>
      <text:p text:style-name="Standard">INSERT INTO `projet`(`titre_projet`, `description_projet`, `id_type_projet`) VALUES ("kavin art","Ce projet web est un site internet créer pour présenter le travail de l'un de mes amis qui est actuellement étudiant en école d'art.",'1');</text:p>
      <text:p text:style-name="Standard"/>
      <text:p text:style-name="Standard">//intégration</text:p>
      <text:p text:style-name="Standard">INSERT INTO `projet`(`titre_projet`, `description_projet`, `id_type_projet`) VALUES ("Joseph Scudder","Ce projet web est un cv qui devait être transformer en une page web par groupe de 3 avec un délaie de trois jours. Ce projet à été donné dans le cadre d'une piscine durant le début de ma premiére année de mon BTS SIO.",'2');</text:p>
      <text:p text:style-name="Standard"/>
      <text:p text:style-name="Standard">INSERT INTO `projet`(`titre_projet`, `description_projet`, `id_type_projet`)<text:s/></text:p>
      <text:p text:style-name="Standard">VALUES ("Alex Johnson","Ce second projet web est un cv qui devait être transformer en une page web par groupe de 2 avec un délaie de trois semaines, il devait être aussi installer sur un serveur en ligne fournie.",'2');</text:p>
      <text:p text:style-name="Standard"/>
      <text:p text:style-name="Standard">INSERT INTO `projet`(`titre_projet`, `description_projet`, `id_type_projet`) VALUES ("Disney ++","Ce projet web n'était qu'au début seulement qu'une maquette qui devait être transformer en une page web par groupe de 2 avec un délai de semaine.",'2');</text:p>
      <text:p text:style-name="Standard"/>
      <text:p text:style-name="Standard">//dynamique</text:p>
      <text:p text:style-name="Standard">INSERT INTO `projet`(`titre_projet`, `description_projet`, `id_type_projet`) VALUES ("portfolio","Ce projet web est un site internet créer pour présenter mon évolution dans le domaine de l'informatique.",'3'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ia SOYER</dc:creator>
    <meta:creation-date>2023-10-01T17:45:00Z</meta:creation-date>
    <dc:date>2023-10-01T16:15:00Z</dc:date>
    <meta:template xlink:href="Normal.dotm" xlink:type="simple"/>
    <meta:editing-cycles>2</meta:editing-cycles>
    <meta:editing-duration>PT1440S</meta:editing-duration>
    <meta:document-statistic meta:page-count="1" meta:paragraph-count="2" meta:word-count="213" meta:character-count="1384" meta:row-count="9" meta:non-whitespace-character-count="1173"/>
  </office:meta>
</office:document-meta>
</file>